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86cm"/>
    </style:style>
    <style:style style:name="co2" style:family="table-column">
      <style:table-column-properties fo:break-before="auto" style:column-width="1.58cm"/>
    </style:style>
    <style:style style:name="co3" style:family="table-column">
      <style:table-column-properties fo:break-before="auto" style:column-width="2.02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fo:border="0.002cm solid #000000"/>
    </style:style>
    <style:style style:name="ce2" style:family="table-cell" style:parent-style-name="Default">
      <style:table-cell-properties fo:border="0.002cm solid #000000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areto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row table:style-name="ro1">
          <table:table-cell table:style-name="ce1" office:value-type="string">
            <office:annotation draw:style-name="gr1" draw:text-style-name="P2" svg:width="4.436cm" svg:height="2.176cm" svg:x="0.279cm" svg:y="1.25cm" draw:caption-point-x="1.092cm" draw:caption-point-y="-1.24cm">
              <dc:date>2013-01-13T00:00:00</dc:date>
              <text:p text:style-name="P1"><text:span text:style-name="T1">Sélection A1:B9</text:span></text:p>
              <text:p text:style-name="P1"><text:span text:style-name="T1">Données.Trier</text:span></text:p>
              <text:p text:style-name="P1"><text:span text:style-name="T1">Trier sur la Colonne nommée « Nb Arrêt »</text:span></text:p>
              <text:p text:style-name="P1"><text:span text:style-name="T1">Ordre décroissant</text:span></text:p>
            </office:annotation>
            <text:p>Ligne</text:p>
          </table:table-cell>
          <table:table-cell table:style-name="ce1" office:value-type="string">
            <text:p>Nb Arrêt</text:p>
          </table:table-cell>
          <table:table-cell/>
        </table:table-row>
        <table:table-row table:style-name="ro1">
          <table:table-cell office:value-type="string">
            <text:p>G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H</text:p>
          </table:table-cell>
          <table:table-cell office:value-type="float" office:value="1">
            <text:p>1</text:p>
          </table:table-cell>
          <table:table-cell/>
        </table:table-row>
      </table:table>
      <table:database-ranges>
        <table:database-range table:target-range-address="pareto.A1:pareto.B9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3">13/01/2013</text:date>, <text:time>10:47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1-13T10:47:52.34</dc:date>
    <meta:editing-duration>PT26M23S</meta:editing-duration>
    <meta:editing-cycles>6</meta:editing-cycles>
    <meta:generator>OpenOffice.org/3.3$Win32 OpenOffice.org_project/330m20$Build-9567</meta:generator>
    <meta:document-statistic meta:table-count="1" meta:cell-count="18" meta:object-count="0"/>
  </office:meta>
</office:document-meta>
</file>